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04cm" fo:min-width="3.654cm"/>
    </style:style>
    <style:style style:name="gr2" style:family="graphic" style:parent-style-name="standard">
      <style:graphic-properties svg:stroke-color="#666666" draw:fill-color="#b2b2b2" draw:textarea-horizontal-align="justify" draw:textarea-vertical-align="middle" draw:auto-grow-height="false" fo:min-height="0.472cm" fo:min-width="1.622cm"/>
    </style:style>
    <style:style style:name="gr3" style:family="graphic" style:parent-style-name="standard">
      <style:graphic-properties svg:stroke-color="#468a1a" draw:fill-color="#81d41a" draw:textarea-horizontal-align="justify" draw:textarea-vertical-align="middle" draw:auto-grow-height="false" fo:min-height="0.654cm" fo:min-width="1.604cm"/>
    </style:style>
    <style:style style:name="gr4" style:family="graphic" style:parent-style-name="standard">
      <style:graphic-properties svg:stroke-color="#e6e905" draw:fill-color="#ffff6d" draw:textarea-horizontal-align="justify" draw:textarea-vertical-align="middle" draw:auto-grow-height="false" fo:min-height="0.346cm" fo:min-width="1.5cm"/>
    </style:style>
    <style:style style:name="gr5" style:family="graphic" style:parent-style-name="objectwithoutfill">
      <style:graphic-properties svg:stroke-color="#000000" draw:marker-end="Triangle_20_unfilled" draw:marker-end-width="0.3cm" draw:fill="solid" draw:textarea-vertical-align="middle"/>
    </style:style>
    <style:style style:name="gr6" style:family="graphic" style:parent-style-name="standard">
      <style:graphic-properties svg:stroke-color="#666666" draw:fill-color="#b2b2b2" draw:textarea-horizontal-align="justify" draw:textarea-vertical-align="middle" draw:auto-grow-height="false" fo:min-height="0.472cm" fo:min-width="2.222cm"/>
    </style:style>
    <style:style style:name="gr7" style:family="graphic" style:parent-style-name="objectwithoutfill">
      <style:graphic-properties svg:stroke-color="#000000" draw:marker-start="" draw:marker-start-width="0.3cm" draw:marker-end="Triangle_20_unfilled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0" style:family="graphic" style:parent-style-name="standard">
      <style:graphic-properties svg:stroke-color="#e6e905" draw:fill-color="#ffff6d" draw:textarea-horizontal-align="justify" draw:textarea-vertical-align="middle" draw:auto-grow-height="false" fo:min-height="0.346cm" fo:min-width="1.4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b2b2b2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81d41a"/>
      <style:paragraph-properties fo:text-align="center"/>
      <style:text-properties fo:font-size="14pt" fo:background-color="#5eb91e" style:font-size-asian="14pt" style:font-size-complex="14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fff6d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color="#c9211e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9211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4.3cm" svg:height="1.5cm" svg:x="9.5cm" svg:y="2cm">
          <text:p text:style-name="P1">Axis <text:s/>Selec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2.2cm" svg:height="0.8cm" svg:x="12.9cm" svg:y="9.2cm">
          <text:p text:style-name="P1"><text:span text:style-name="T1">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2.2cm" svg:height="1cm" svg:x="14.8cm" svg:y="5.1cm">
          <text:p text:style-name="P1"><text:span text:style-name="T1">No ax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2" draw:id="id2" draw:layer="layout" svg:width="4cm" svg:height="1.19cm" svg:x="13.9cm" svg:y="6.7cm">
          <text:p text:style-name="P5"><text:span text:style-name="T2">Test trial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5.9cm" svg:y1="6.1cm" svg:x2="15.9cm" svg:y2="6.7cm" draw:start-shape="id1" draw:start-glue-point="2" draw:end-shape="id2" draw:end-glue-point="4" svg:d="M15900 6100v600" svg:viewBox="0 0 1 601">
          <text:p/>
        </draw:connector>
        <draw:custom-shape draw:style-name="gr6" draw:text-style-name="P3" xml:id="id5" draw:id="id5" draw:layer="layout" svg:width="2.8cm" svg:height="0.8cm" svg:x="16.5cm" svg:y="9.2cm">
          <text:p text:style-name="P1"><text:span text:style-name="T1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svg:x1="11.65cm" svg:y1="3.5cm" svg:x2="15.9cm" svg:y2="5.1cm" draw:start-shape="id3" draw:start-glue-point="2" draw:end-shape="id1" draw:end-glue-point="0" svg:d="M11650 3500v801h4250v799" svg:viewBox="0 0 4251 1601">
          <text:p/>
        </draw:connector>
        <draw:frame draw:style-name="gr8" draw:text-style-name="P8" draw:layer="layout" svg:width="1.196cm" svg:height="0.725cm" svg:x="13.8cm" svg:y="7.6cm">
          <draw:text-box>
            <text:p><text:span text:style-name="T3">Yes</text:span></text:p>
          </draw:text-box>
        </draw:frame>
        <draw:frame draw:style-name="gr9" draw:text-style-name="P8" draw:layer="layout" svg:width="1.044cm" svg:height="0.725cm" svg:x="17.056cm" svg:y="7.6cm">
          <draw:text-box>
            <text:p><text:span text:style-name="T3">No</text:span></text:p>
          </draw:text-box>
        </draw:frame>
        <draw:connector draw:style-name="gr7" draw:text-style-name="P7" draw:layer="layout" draw:line-skew="-0.25cm" svg:x1="15.9cm" svg:y1="7.89cm" svg:x2="14cm" svg:y2="9.2cm" draw:start-shape="id2" draw:start-glue-point="6" draw:end-shape="id4" draw:end-glue-point="0" svg:d="M15900 7890v406h-1900v904" svg:viewBox="0 0 1901 1311">
          <text:p/>
        </draw:connector>
        <draw:connector draw:style-name="gr7" draw:text-style-name="P7" draw:layer="layout" draw:line-skew="-0.25cm" svg:x1="15.9cm" svg:y1="7.89cm" svg:x2="17.9cm" svg:y2="9.2cm" draw:start-shape="id2" draw:start-glue-point="6" draw:end-shape="id5" draw:end-glue-point="0" svg:d="M15900 7890v406h2000v904" svg:viewBox="0 0 2001 1311">
          <text:p/>
        </draw:connector>
        <draw:custom-shape draw:style-name="gr2" draw:text-style-name="P3" xml:id="id8" draw:id="id8" draw:layer="layout" svg:width="2.2cm" svg:height="0.8cm" svg:x="3.5cm" svg:y="8.9cm">
          <text:p text:style-name="P1"><text:span text:style-name="T1">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1" draw:id="id11" draw:layer="layout" svg:width="2.2cm" svg:height="1cm" svg:x="6.5cm" svg:y="5.1cm">
          <text:p text:style-name="P1"><text:span text:style-name="T1">1-3 ax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xml:id="id13" draw:id="id13" draw:layer="layout" svg:width="3.99cm" svg:height="1.19cm" svg:x="5.6cm" svg:y="6.7cm">
          <text:p text:style-name="P5"><text:span text:style-name="T2">Initial axi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7.6cm" svg:y1="6.1cm" svg:x2="7.595cm" svg:y2="6.7cm" svg:d="M7600 6100v301h-5v299" svg:viewBox="0 0 6 601">
          <text:p/>
        </draw:connector>
        <draw:custom-shape draw:style-name="gr6" draw:text-style-name="P3" xml:id="id14" draw:id="id14" draw:layer="layout" svg:width="2.8cm" svg:height="0.8cm" svg:x="9.3cm" svg:y="8.9cm">
          <text:p text:style-name="P1"><text:span text:style-name="T1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1.196cm" svg:height="0.725cm" svg:x="4.3cm" svg:y="7.675cm">
          <draw:text-box>
            <text:p><text:span text:style-name="T3">Yes</text:span></text:p>
          </draw:text-box>
        </draw:frame>
        <draw:frame draw:style-name="gr9" draw:text-style-name="P8" draw:layer="layout" svg:width="1.044cm" svg:height="0.725cm" svg:x="9.756cm" svg:y="7.7cm">
          <draw:text-box>
            <text:p><text:span text:style-name="T3">No</text:span></text:p>
          </draw:text-box>
        </draw:frame>
        <draw:custom-shape draw:style-name="gr10" draw:text-style-name="P6" xml:id="id9" draw:id="id9" draw:layer="layout" svg:width="3.99cm" svg:height="1.19cm" svg:x="2.6cm" svg:y="10.4cm">
          <text:p text:style-name="P5"><text:span text:style-name="T2">Initial directio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xml:id="id15" draw:id="id15" draw:layer="layout" svg:width="3.99cm" svg:height="1.19cm" svg:x="8.7cm" svg:y="10.3cm">
          <text:p text:style-name="P5"><text:span text:style-name="T2">Axis eventually</text:span></text:p>
          <text:p text:style-name="P5"><text:span text:style-name="T2">foun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6" draw:id="id6" draw:layer="layout" svg:width="2.2cm" svg:height="0.8cm" svg:x="8.3cm" svg:y="12.6cm">
          <text:p text:style-name="P1"><text:span text:style-name="T1">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6" draw:id="id16" draw:layer="layout" svg:width="2.8cm" svg:height="0.8cm" svg:x="10.8cm" svg:y="12.6cm">
          <text:p text:style-name="P1"><text:span text:style-name="T1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1.196cm" svg:height="0.725cm" svg:x="9.1cm" svg:y="11.2cm">
          <draw:text-box>
            <text:p><text:span text:style-name="T3">Yes</text:span></text:p>
          </draw:text-box>
        </draw:frame>
        <draw:frame draw:style-name="gr8" draw:text-style-name="P8" draw:layer="layout" svg:width="1.044cm" svg:height="0.725cm" svg:x="11.4cm" svg:y="11.2cm">
          <draw:text-box>
            <text:p><text:span text:style-name="T3">No</text:span></text:p>
          </draw:text-box>
        </draw:frame>
        <draw:custom-shape draw:style-name="gr10" draw:text-style-name="P6" xml:id="id12" draw:id="id12" draw:layer="layout" svg:width="3.99cm" svg:height="1.19cm" svg:x="4.601cm" svg:y="14.001cm">
          <text:p text:style-name="P5"><text:span text:style-name="T2">Direction</text:span></text:p>
          <text:p text:style-name="P5"><text:span text:style-name="T2">eventually foun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7" draw:id="id17" draw:layer="layout" svg:width="2.2cm" svg:height="0.8cm" svg:x="3.7cm" svg:y="16.401cm">
          <text:p text:style-name="P1"><text:span text:style-name="T1">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9" draw:id="id19" draw:layer="layout" svg:width="2.8cm" svg:height="0.8cm" svg:x="7.4cm" svg:y="16.401cm">
          <text:p text:style-name="P1"><text:span text:style-name="T1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1.196cm" svg:height="0.725cm" svg:x="4.6cm" svg:y="15.1cm">
          <draw:text-box>
            <text:p><text:span text:style-name="T3">Yes</text:span></text:p>
          </draw:text-box>
        </draw:frame>
        <draw:frame draw:style-name="gr8" draw:text-style-name="P8" draw:layer="layout" svg:width="1.044cm" svg:height="0.725cm" svg:x="8cm" svg:y="15.1cm">
          <draw:text-box>
            <text:p><text:span text:style-name="T3">No</text:span></text:p>
          </draw:text-box>
        </draw:frame>
        <draw:custom-shape draw:style-name="gr10" draw:text-style-name="P6" xml:id="id7" draw:id="id7" draw:layer="layout" svg:width="3.99cm" svg:height="1.19cm" svg:x="11.7cm" svg:y="15.401cm">
          <text:p text:style-name="P5"><text:span text:style-name="T2">Initial directio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0" draw:id="id20" draw:layer="layout" svg:width="2.2cm" svg:height="0.8cm" svg:x="10.6cm" svg:y="17.402cm">
          <text:p text:style-name="P1"><text:span text:style-name="T1">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1" draw:id="id21" draw:layer="layout" svg:width="2.8cm" svg:height="0.8cm" svg:x="14.3cm" svg:y="17.402cm">
          <text:p text:style-name="P1"><text:span text:style-name="T1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1.196cm" svg:height="0.725cm" svg:x="11.404cm" svg:y="16.277cm">
          <draw:text-box>
            <text:p><text:span text:style-name="T3">Yes</text:span></text:p>
          </draw:text-box>
        </draw:frame>
        <draw:frame draw:style-name="gr9" draw:text-style-name="P8" draw:layer="layout" svg:width="1.044cm" svg:height="0.725cm" svg:x="15cm" svg:y="16.302cm">
          <draw:text-box>
            <text:p><text:span text:style-name="T3">No</text:span></text:p>
          </draw:text-box>
        </draw:frame>
        <draw:custom-shape draw:style-name="gr10" draw:text-style-name="P6" xml:id="id22" draw:id="id22" draw:layer="layout" svg:width="3.99cm" svg:height="1.19cm" svg:x="13.701cm" svg:y="18.702cm">
          <text:p text:style-name="P5"><text:span text:style-name="T2">Direction </text:span></text:p>
          <text:p text:style-name="P5"><text:span text:style-name="T2">eventually foun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3" draw:id="id23" draw:layer="layout" svg:width="2.2cm" svg:height="0.8cm" svg:x="12.6cm" svg:y="20.902cm">
          <text:p text:style-name="P1"><text:span text:style-name="T1">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4" draw:id="id24" draw:layer="layout" svg:width="2.8cm" svg:height="0.8cm" svg:x="16.3cm" svg:y="20.902cm">
          <text:p text:style-name="P1"><text:span text:style-name="T1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1.196cm" svg:height="0.725cm" svg:x="13.4cm" svg:y="19.5cm">
          <draw:text-box>
            <text:p><text:span text:style-name="T3">Yes</text:span></text:p>
          </draw:text-box>
        </draw:frame>
        <draw:frame draw:style-name="gr9" draw:text-style-name="P8" draw:layer="layout" svg:width="1.044cm" svg:height="0.725cm" svg:x="16.856cm" svg:y="19.575cm">
          <draw:text-box>
            <text:p><text:span text:style-name="T3">No</text:span></text:p>
          </draw:text-box>
        </draw:frame>
        <draw:connector draw:style-name="gr7" draw:text-style-name="P7" draw:layer="layout" draw:type="curve" svg:x1="9.4cm" svg:y1="13.4cm" svg:x2="13.695cm" svg:y2="15.401cm" draw:start-shape="id6" draw:start-glue-point="2" draw:end-shape="id7" draw:end-glue-point="4" svg:d="M9400 13400c0 1501 4295 501 4295 2001" svg:viewBox="0 0 4296 2002">
          <text:p/>
        </draw:connector>
        <draw:connector draw:style-name="gr5" draw:text-style-name="P7" draw:layer="layout" svg:x1="4.6cm" svg:y1="9.7cm" svg:x2="4.595cm" svg:y2="10.4cm" draw:start-shape="id8" draw:start-glue-point="2" draw:end-shape="id9" draw:end-glue-point="4" svg:d="M4600 9700v351h-5v349" svg:viewBox="0 0 6 701">
          <text:p/>
        </draw:connector>
        <draw:custom-shape draw:style-name="gr2" draw:text-style-name="P3" xml:id="id18" draw:id="id18" draw:layer="layout" svg:width="2.2cm" svg:height="0.8cm" svg:x="1.5cm" svg:y="12.6cm">
          <text:p text:style-name="P1"><text:span text:style-name="T1">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0" draw:id="id10" draw:layer="layout" svg:width="2.8cm" svg:height="0.8cm" svg:x="5.2cm" svg:y="12.6cm">
          <text:p text:style-name="P1"><text:span text:style-name="T1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1.196cm" svg:height="0.725cm" svg:x="2.3cm" svg:y="11.399cm">
          <draw:text-box>
            <text:p><text:span text:style-name="T3">Yes</text:span></text:p>
          </draw:text-box>
        </draw:frame>
        <draw:frame draw:style-name="gr8" draw:text-style-name="P8" draw:layer="layout" svg:width="1.044cm" svg:height="0.725cm" svg:x="5.8cm" svg:y="11.399cm">
          <draw:text-box>
            <text:p><text:span text:style-name="T3">No</text:span></text:p>
          </draw:text-box>
        </draw:frame>
        <draw:connector draw:style-name="gr5" draw:text-style-name="P7" draw:layer="layout" svg:x1="4.595cm" svg:y1="11.59cm" svg:x2="6.6cm" svg:y2="12.6cm" draw:start-shape="id9" draw:start-glue-point="6" draw:end-shape="id10" svg:d="M4595 11590v506h2005v504" svg:viewBox="0 0 2006 1011">
          <text:p/>
        </draw:connector>
        <draw:connector draw:style-name="gr5" draw:text-style-name="P7" draw:layer="layout" svg:x1="11.65cm" svg:y1="3.5cm" svg:x2="7.6cm" svg:y2="5.1cm" draw:start-shape="id3" draw:start-glue-point="2" draw:end-shape="id11" draw:end-glue-point="0" svg:d="M11650 3500v801h-4050v799" svg:viewBox="0 0 4051 1601">
          <text:p/>
        </draw:connector>
        <draw:connector draw:style-name="gr5" draw:text-style-name="P7" draw:layer="layout" svg:x1="6.6cm" svg:y1="13.4cm" svg:x2="6.596cm" svg:y2="14.001cm" draw:start-shape="id10" draw:start-glue-point="2" draw:end-shape="id12" draw:end-glue-point="4" svg:d="M6600 13400v301h-4v300" svg:viewBox="0 0 5 602">
          <text:p/>
        </draw:connector>
        <draw:connector draw:style-name="gr5" draw:text-style-name="P7" draw:layer="layout" svg:x1="7.595cm" svg:y1="7.89cm" svg:x2="10.7cm" svg:y2="8.9cm" draw:start-shape="id13" draw:start-glue-point="6" draw:end-shape="id14" draw:end-glue-point="0" svg:d="M7595 7890v506h3105v504" svg:viewBox="0 0 3106 1011">
          <text:p/>
        </draw:connector>
        <draw:connector draw:style-name="gr5" draw:text-style-name="P7" draw:layer="layout" svg:x1="7.595cm" svg:y1="7.89cm" svg:x2="4.6cm" svg:y2="8.9cm" draw:start-shape="id13" draw:start-glue-point="6" draw:end-shape="id8" draw:end-glue-point="0" svg:d="M7595 7890v506h-2995v504" svg:viewBox="0 0 2996 1011">
          <text:p/>
        </draw:connector>
        <draw:connector draw:style-name="gr5" draw:text-style-name="P7" draw:layer="layout" svg:x1="10.7cm" svg:y1="9.7cm" svg:x2="10.695cm" svg:y2="10.3cm" draw:start-shape="id14" draw:start-glue-point="2" draw:end-shape="id15" draw:end-glue-point="4" svg:d="M10700 9700v301h-5v299" svg:viewBox="0 0 6 601">
          <text:p/>
        </draw:connector>
        <draw:connector draw:style-name="gr5" draw:text-style-name="P7" draw:layer="layout" svg:x1="10.695cm" svg:y1="11.49cm" svg:x2="9.4cm" svg:y2="12.6cm" draw:end-shape="id6" draw:end-glue-point="0" svg:d="M10695 11490v305h-1295v805" svg:viewBox="0 0 1296 1111">
          <text:p/>
        </draw:connector>
        <draw:connector draw:style-name="gr5" draw:text-style-name="P7" draw:layer="layout" svg:x1="10.695cm" svg:y1="11.49cm" svg:x2="12.2cm" svg:y2="12.6cm" draw:end-shape="id16" draw:end-glue-point="0" svg:d="M10695 11490v305h1505v805" svg:viewBox="0 0 1506 1111">
          <text:p/>
        </draw:connector>
        <draw:connector draw:style-name="gr5" draw:text-style-name="P7" draw:layer="layout" svg:x1="6.596cm" svg:y1="15.191cm" svg:x2="4.8cm" svg:y2="16.401cm" draw:start-shape="id12" draw:start-glue-point="6" draw:end-shape="id17" draw:end-glue-point="0" svg:d="M6596 15191v606h-1796v604" svg:viewBox="0 0 1797 1211">
          <text:p/>
        </draw:connector>
        <draw:connector draw:style-name="gr5" draw:text-style-name="P7" draw:layer="layout" svg:x1="4.595cm" svg:y1="11.59cm" svg:x2="2.6cm" svg:y2="12.6cm" draw:start-shape="id9" draw:start-glue-point="6" draw:end-shape="id18" draw:end-glue-point="0" svg:d="M4595 11590v506h-1995v504" svg:viewBox="0 0 1996 1011">
          <text:p/>
        </draw:connector>
        <draw:connector draw:style-name="gr5" draw:text-style-name="P7" draw:layer="layout" svg:x1="6.596cm" svg:y1="15.191cm" svg:x2="8.8cm" svg:y2="16.401cm" draw:start-shape="id12" draw:start-glue-point="6" draw:end-shape="id19" draw:end-glue-point="0" svg:d="M6596 15191v606h2204v604" svg:viewBox="0 0 2205 1211">
          <text:p/>
        </draw:connector>
        <draw:frame draw:style-name="gr11" draw:text-style-name="P9" draw:layer="layout" svg:width="1.107cm" svg:height="0.806cm" svg:x="2cm" svg:y="13.5cm">
          <draw:text-box>
            <text:p><text:span text:style-name="T4">(1)</text:span></text:p>
          </draw:text-box>
        </draw:frame>
        <draw:frame draw:style-name="gr11" draw:text-style-name="P9" draw:layer="layout" svg:width="1.107cm" svg:height="0.806cm" svg:x="4.2cm" svg:y="17.3cm">
          <draw:text-box>
            <text:p><text:span text:style-name="T4">(2)</text:span></text:p>
          </draw:text-box>
        </draw:frame>
        <draw:frame draw:style-name="gr11" draw:text-style-name="P9" draw:layer="layout" svg:width="1.107cm" svg:height="0.806cm" svg:x="8.293cm" svg:y="17.2cm">
          <draw:text-box>
            <text:p><text:span text:style-name="T4">(3)</text:span></text:p>
          </draw:text-box>
        </draw:frame>
        <draw:frame draw:style-name="gr12" draw:text-style-name="P9" draw:layer="layout" svg:width="1.107cm" svg:height="0.806cm" svg:x="11.093cm" svg:y="18.2cm">
          <draw:text-box>
            <text:p><text:span text:style-name="T4">(4)</text:span></text:p>
          </draw:text-box>
        </draw:frame>
        <draw:frame draw:style-name="gr11" draw:text-style-name="P9" draw:layer="layout" svg:width="1.107cm" svg:height="0.806cm" svg:x="2.001cm" svg:y="13.5cm">
          <draw:text-box>
            <text:p><text:span text:style-name="T4">(1)</text:span></text:p>
          </draw:text-box>
        </draw:frame>
        <draw:frame draw:style-name="gr11" draw:text-style-name="P9" draw:layer="layout" svg:width="1.107cm" svg:height="0.806cm" svg:x="13.393cm" svg:y="9.994cm">
          <draw:text-box>
            <text:p><text:span text:style-name="T4">(8)</text:span></text:p>
          </draw:text-box>
        </draw:frame>
        <draw:frame draw:style-name="gr11" draw:text-style-name="P9" draw:layer="layout" svg:width="1.107cm" svg:height="0.806cm" svg:x="17.493cm" svg:y="10cm">
          <draw:text-box>
            <text:p><text:span text:style-name="T4">(9)</text:span></text:p>
          </draw:text-box>
        </draw:frame>
        <draw:connector draw:style-name="gr5" draw:text-style-name="P7" draw:layer="layout" draw:line-skew="-0.097cm" svg:x1="13.695cm" svg:y1="16.591cm" svg:x2="11.7cm" svg:y2="17.402cm" draw:start-shape="id7" draw:start-glue-point="6" draw:end-shape="id20" draw:end-glue-point="0" svg:d="M13695 16591v309h-1995v502" svg:viewBox="0 0 1996 812">
          <text:p/>
        </draw:connector>
        <draw:connector draw:style-name="gr5" draw:text-style-name="P7" draw:layer="layout" draw:line-skew="-0.097cm" svg:x1="13.695cm" svg:y1="16.591cm" svg:x2="15.7cm" svg:y2="17.402cm" draw:start-shape="id7" draw:start-glue-point="6" draw:end-shape="id21" draw:end-glue-point="0" svg:d="M13695 16591v309h2005v502" svg:viewBox="0 0 2006 812">
          <text:p/>
        </draw:connector>
        <draw:frame draw:style-name="gr11" draw:text-style-name="P9" draw:layer="layout" svg:width="1.107cm" svg:height="0.806cm" svg:x="11.693cm" svg:y="13.4cm">
          <draw:text-box>
            <text:p><text:span text:style-name="T4">(7)</text:span></text:p>
          </draw:text-box>
        </draw:frame>
        <draw:connector draw:style-name="gr5" draw:text-style-name="P7" draw:layer="layout" svg:x1="15.7cm" svg:y1="18.202cm" svg:x2="15.696cm" svg:y2="18.702cm" draw:start-shape="id21" draw:start-glue-point="2" draw:end-shape="id22" draw:end-glue-point="4" svg:d="M15700 18202v251h-4v249" svg:viewBox="0 0 5 501">
          <text:p/>
        </draw:connector>
        <draw:connector draw:style-name="gr5" draw:text-style-name="P7" draw:layer="layout" draw:line-skew="-0.198cm" svg:x1="15.696cm" svg:y1="19.892cm" svg:x2="13.7cm" svg:y2="20.902cm" draw:start-shape="id22" draw:start-glue-point="6" draw:end-shape="id23" draw:end-glue-point="0" svg:d="M15696 19892v308h-1996v702" svg:viewBox="0 0 1997 1011">
          <text:p/>
        </draw:connector>
        <draw:connector draw:style-name="gr5" draw:text-style-name="P7" draw:layer="layout" draw:line-skew="-0.198cm" svg:x1="15.696cm" svg:y1="19.892cm" svg:x2="17.7cm" svg:y2="20.902cm" draw:start-shape="id22" draw:start-glue-point="6" draw:end-shape="id24" draw:end-glue-point="0" svg:d="M15696 19892v308h2004v702" svg:viewBox="0 0 2005 1011">
          <text:p/>
        </draw:connector>
        <draw:frame draw:style-name="gr12" draw:text-style-name="P9" draw:layer="layout" svg:width="1.107cm" svg:height="0.806cm" svg:x="13.093cm" svg:y="21.7cm">
          <draw:text-box>
            <text:p><text:span text:style-name="T4">(5)</text:span></text:p>
          </draw:text-box>
        </draw:frame>
        <draw:frame draw:style-name="gr12" draw:text-style-name="P9" draw:layer="layout" svg:width="1.107cm" svg:height="0.806cm" svg:x="17.1cm" svg:y="21.7cm">
          <draw:text-box>
            <text:p><text:span text:style-name="T4">(6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1T17:35:27.102000000</meta:creation-date>
    <dc:date>2020-07-23T10:08:13.712000000</dc:date>
    <meta:editing-duration>PT5H35M</meta:editing-duration>
    <meta:editing-cycles>6</meta:editing-cycles>
    <meta:generator>LibreOffice/6.2.7.1$Windows_X86_64 LibreOffice_project/23edc44b61b830b7d749943e020e96f5a7df63bf</meta:generator>
    <meta:document-statistic meta:object-count="71"/>
  </office:meta>
</office:document-meta>
</file>